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Tag</text:p>
      <text:p text:style-name="Standard">Heute GUI neu geordnet. Und box gebaut. Morgen Code neu erfinden, damit er öffentlich sein kann.</text:p>
      <text:p text:style-name="Standard"/>
      <text:p text:style-name="Standard">2.Tag </text:p>
      <text:p text:style-name="Standard">USB rumgelesen, versucht Code umzuentwickeln ohne Fortschritte(nennenswerte), Beschlossen, dass Analoginputs unnötg sind, IBMP mail und sport zeug gemacht. Elektronik gezeichnet für Arduino Chip zeug. Morgen: Code Verände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40:46.51</meta:creation-date>
    <dc:date>2014-11-04T16:52:30.99</dc:date>
    <meta:editing-duration>PT9M4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4" meta:word-count="45" meta:character-count="330"/>
  </office:meta>
</office:document-meta>
</file>